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254cm" fo:margin-left="-0.751cm" table:align="left" style:writing-mode="lr-tb"/>
    </style:style>
    <style:style style:name="Tableau1.A" style:family="table-column">
      <style:table-column-properties style:column-width="10.252cm"/>
    </style:style>
    <style:style style:name="Tableau1.B" style:family="table-column">
      <style:table-column-properties style:column-width="8.003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5" style:family="paragraph" style:parent-style-name="Text_20_body">
      <style:paragraph-properties style:writing-mode="lr-tb"/>
      <style:text-properties style:font-name="Times New Roman" fo:font-size="12pt" fo:font-weight="bold" style:font-size-asian="12pt" style:font-size-complex="12pt"/>
    </style:style>
    <style:style style:name="P6" style:family="paragraph" style:parent-style-name="Text_20_body">
      <style:paragraph-properties style:writing-mode="lr-tb"/>
      <style:text-properties style:font-name="Times New Roman" fo:font-size="12pt" fo:font-weight="bold" style:font-size-asian="12pt" style:font-size-complex="12pt" style:font-weight-complex="bold"/>
    </style:style>
    <style:style style:name="P7" style:family="paragraph" style:parent-style-name="Standard">
      <style:paragraph-properties fo:text-align="start" style:justify-single-word="false" style:text-autospace="none" style:writing-mode="lr-tb">
        <style:tab-stops>
          <style:tab-stop style:position="10.931cm"/>
        </style:tab-stops>
      </style:paragraph-properties>
      <style:text-properties fo:color="#000000" style:font-name="Times New Roman" fo:font-size="12pt" fo:font-style="normal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 style:writing-mode="lr-tb">
        <style:tab-stops>
          <style:tab-stop style:position="10.931cm"/>
        </style:tab-stops>
      </style:paragraph-properties>
      <style:text-properties fo:color="#000000" style:font-name="Times New Roman" fo:font-size="12pt" fo:font-weight="bold" fo:background-color="transparent" style:font-name-asian="Times New Roman" style:font-size-asian="12pt" style:font-weight-asian="bold" style:font-name-complex="Times New Roman" style:font-size-complex="12pt" style:font-weight-complex="bold"/>
    </style:style>
    <style:style style:name="P9" style:family="paragraph" style:parent-style-name="Body_20_Text_20_2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Body_20_Text_20_2">
      <style:text-properties style:font-name="Times New Roman" fo:font-size="12pt" style:font-size-asian="12pt" style:font-size-complex="12pt"/>
    </style:style>
    <style:style style:name="P11" style:family="paragraph" style:parent-style-name="Body_20_Text_20_2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2" style:family="paragraph" style:parent-style-name="Body_20_Text_20_2">
      <style:paragraph-properties fo:text-align="center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 style:font-weight-complex="bold"/>
    </style:style>
    <style:style style:name="P13" style:family="paragraph" style:parent-style-name="Body_20_Text_20_2">
      <style:paragraph-properties fo:margin-left="9.467cm" fo:margin-right="0cm" fo:text-align="center" style:justify-single-word="false" fo:text-indent="0cm" style:auto-text-indent="false"/>
      <style:text-properties style:font-name="Times New Roman" fo:font-size="12pt" fo:font-style="italic" fo:font-weight="bold" style:font-size-asian="12pt" style:font-style-asian="italic" style:font-weight-asian="bold" style:font-size-complex="12pt" style:font-weight-complex="bold"/>
    </style:style>
    <style:style style:name="P14" style:family="paragraph" style:parent-style-name="Text_20_body">
      <style:paragraph-properties>
        <style:tab-stops>
          <style:tab-stop style:position="9.502cm"/>
        </style:tab-stops>
      </style:paragraph-properties>
      <style:text-properties style:font-name="Times New Roman" fo:font-size="12pt" style:font-size-asian="12pt" style:font-size-complex="12pt"/>
    </style:style>
    <style:style style:name="P15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style:font-name="Times New Roman" fo:font-size="12pt" style:font-size-asian="12pt" style:font-size-complex="12pt"/>
    </style:style>
    <style:style style:name="P16" style:family="paragraph" style:parent-style-name="Text_20_body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top="0cm" fo:margin-bottom="0cm" style:writing-mode="lr-tb"/>
      <style:text-properties style:font-name="Times New Roman" fo:font-size="12pt" style:font-size-asian="12pt" style:font-size-complex="12pt"/>
    </style:style>
    <style:style style:name="P19" style:family="paragraph" style:parent-style-name="Text_20_body">
      <style:paragraph-properties fo:margin-top="0cm" fo:margin-bottom="0cm"/>
      <style:text-properties style:font-name="Times New Roman" fo:font-size="12pt" style:font-size-asian="12pt" style:font-size-complex="12pt"/>
    </style:style>
    <style:style style:name="P20" style:family="paragraph" style:parent-style-name="Text_20_body" style:master-page-name="Standard">
      <style:paragraph-properties style:page-number="auto">
        <style:tab-stops>
          <style:tab-stop style:position="9.502cm"/>
        </style:tab-stops>
      </style:paragraph-properties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style:font-name-asian="Times New Roman"/>
    </style:style>
    <style:style style:name="T2" style:family="text">
      <style:text-properties style:font-name-asian="Times New Roman" style:font-name-complex="Times New Roman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/>
    </style:style>
    <style:style style:name="T6" style:family="text">
      <style:text-properties fo:font-style="normal" fo:font-weight="normal" style:font-weight-asian="normal" style:font-weight-complex="normal"/>
    </style:style>
    <style:style style:name="T7" style:family="text">
      <style:text-properties fo:font-style="normal" fo:font-weight="normal" style:language-asian="zh" style:country-asian="CN" style:font-style-asian="normal" style:font-weight-asian="normal" style:font-style-complex="normal" style:font-weight-complex="normal"/>
    </style:style>
    <style:style style:name="T8" style:family="text">
      <style:text-properties fo:color="#000000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9" style:family="text">
      <style:text-properties fo:color="#000000" style:font-name="Verdana" fo:font-size="10pt" fo:font-style="normal" style:font-name-asian="Times New Roman" style:font-size-asian="10pt" style:font-style-asian="normal" style:font-name-complex="Times New Roman" style:font-size-complex="10pt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weight-complex="bold"/>
    </style:style>
    <style:style style:name="T12" style:family="text">
      <style:text-properties style:font-name-complex="Times New Roman"/>
    </style:style>
    <style:style style:name="T13" style:family="text">
      <style:text-properties fo:font-weight="bold" style:font-name-asian="Times New Roman" style:font-weight-asian="bold" style:font-name-complex="Times New Roman"/>
    </style:style>
    <style:style style:name="T14" style:family="text">
      <style:text-properties fo:font-weight="bold" style:font-name-asian="Times New Roman" style:font-weight-asian="bold" style:font-name-complex="Times New Roman" style:font-weight-complex="bold"/>
    </style:style>
    <style:style style:name="T15" style:family="text">
      <style:text-properties fo:font-weight="bold" style:font-weight-asian="bold" style:font-name-complex="Times New Roman" style:font-weight-complex="bold"/>
    </style:style>
    <style:style style:name="T16" style:family="text">
      <style:text-properties fo:font-weight="normal" style:font-weight-asian="normal" style:font-name-complex="Times New Roman" style:font-weight-complex="normal"/>
    </style:style>
    <style:style style:name="T17" style:family="text">
      <style:text-properties fo:font-weight="normal" style:font-name-asian="Times New Roman" style:font-weight-asian="normal" style:font-name-complex="Times New Roman" style:font-weight-complex="normal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ville" text:name="structurereferente_ville"/>
        <text:user-field-decl office:value-type="string" office:string-value="adresse_codepos" text:name="adresse_codepos"/>
        <text:user-field-decl office:value-type="string" office:string-value="adresse_locaadr" text:name="adresse_locaadr"/>
        <text:user-field-decl office:value-type="string" office:string-value="qual" text:name="personne_qual"/>
        <text:user-field-decl office:value-type="string" office:string-value="personne_nom" text:name="personne_nom"/>
        <text:user-field-decl office:value-type="string" office:string-value="personne_prenom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mplideadr"/>
        <text:user-field-decl office:value-type="string" office:string-value="user_numtel" text:name="user_numtel"/>
        <text:user-field-decl office:value-type="string" office:string-value="structurereferente_lib_struc" text:name="structurereferente_lib_struc"/>
        <text:user-field-decl office:value-type="string" office:string-value="user_numvoie" text:name="user_numvoie"/>
        <text:user-field-decl office:value-type="string" office:string-value="user_typevoie" text:name="user_typevoie"/>
        <text:user-field-decl office:value-type="string" office:string-value="user_nomvoie" text:name="user_nomvoie"/>
        <text:user-field-decl office:value-type="string" office:string-value="user_compladr" text:name="user_compladr"/>
        <text:user-field-decl office:value-type="string" office:string-value="user_codepos" text:name="user_codepos"/>
        <text:user-field-decl office:value-type="string" office:string-value="user_ville" text:name="user_ville"/>
        <text:user-field-decl office:value-type="string" office:string-value="matricule" text:name="dossier_rsa_matricule"/>
        <text:user-field-decl office:value-type="string" office:string-value="dossier_matricule" text:name="dossier_matricule"/>
        <text:user-field-decl office:value-type="string" office:string-value="adresse_lieudist" text:name="adresse_lieudist"/>
      </text:user-field-decls>
      <text:p text:style-name="P20"/>
      <text:p text:style-name="P14"/>
      <text:p text:style-name="P14"/>
      <text:p text:style-name="P14"/>
      <text:p text:style-name="P14"/>
      <text:p text:style-name="P14"/>
      <text:p text:style-name="P14"><text:tab/></text:p>
      <text:p text:style-name="P14"><text:tab/></text:p>
      <text:p text:style-name="P14"><text:tab/><text:span text:style-name="T6">Perpignan</text:span><text:span text:style-name="T5">, le </text:span><text:span text:style-name="T5"><text:date style:data-style-name="N76" text:date-value="2012-08-28T13:55:11.41">28 août 2012</text:date>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5"/>
            <text:p text:style-name="P18"><text:span text:style-name="T8">       </text:span><text:span text:style-name="T8">Direction des Politiques Sociales</text:span></text:p>
            <text:p text:style-name="P19">       25, rue petite la monnaie</text:p>
            <text:p text:style-name="P19">       66 000 Perpignan</text:p>
            <text:p text:style-name="P19">       Tél : 04 30 19 25 68 </text:p>
          </table:table-cell>
          <table:table-cell table:style-name="Tableau1.A1" office:value-type="string">
            <text:p text:style-name="P17"/>
            <text:p text:style-name="P6"><text:user-field-get text:name="personne_qual">qual</text:user-field-get> <text:s/><text:user-field-get text:name="personne_nom">personne_nom</text:user-field-get> <text:s/><text:user-field-get text:name="personne_prenom">personne_prenom</text:user-field-get></text:p>
            <text:p text:style-name="P5"><text:user-field-get text:name="adresse_numvoie"/> <text:user-field-get text:name="adresse_typevoie"/> <text:user-field-get text:name="adresse_nomvoie"/></text:p>
            <text:p text:style-name="P6"><text:user-field-get text:name="adresse_compladr"/></text:p>
            <text:p text:style-name="P7"><text:user-field-get text:name="adresse_complideadr"/></text:p>
            <text:p text:style-name="P7"><text:user-field-get text:name="adresse_lieudist">adresse_lieudist</text:user-field-get></text:p>
            <text:p text:style-name="P8"><text:span text:style-name="T3"><text:initial-creator/></text:span><text:span text:style-name="T4"><text:user-field-get text:name="adresse_codepos">adresse_codepos</text:user-field-get></text:span><text:span text:style-name="T4"> <text:s/></text:span><text:span text:style-name="T4"><text:user-field-get text:name="adresse_locaadr">adresse_locaadr</text:user-field-get></text:span></text:p>
          </table:table-cell>
        </table:table-row>
      </table:table>
      <text:p text:style-name="P14"/>
      <text:p text:style-name="P16">Réf. Dos. : <text:span text:style-name="T9"><text:user-field-get text:name="dossier_matricule">dossier_matricule</text:user-field-get></text:span></text:p>
      <text:p text:style-name="P16">Objet : Revenu de Solidarité Active – Notification d'orientation Pôle Emploi</text:p>
      <text:p text:style-name="P16"/>
      <text:p text:style-name="P10"><text:span text:style-name="T10"><text:tab/></text:span><text:span text:style-name="T7"><text:user-field-get text:name="personne_qual">qual</text:user-field-get></text:span>,</text:p>
      <text:p text:style-name="P10"/>
      <text:p text:style-name="P11"><text:tab/><text:span text:style-name="T12">Vous</text:span><text:span text:style-name="T2"> </text:span><text:span text:style-name="T12">bénéficiez</text:span><text:span text:style-name="T2"> </text:span><text:span text:style-name="T12">du</text:span><text:span text:style-name="T2"> </text:span><text:span text:style-name="T12">Revenu</text:span><text:span text:style-name="T2"> </text:span><text:span text:style-name="T12">de</text:span><text:span text:style-name="T2"> </text:span><text:span text:style-name="T12">Solidarité</text:span><text:span text:style-name="T2"> </text:span><text:span text:style-name="T12">Active</text:span><text:span text:style-name="T2"> </text:span><text:span text:style-name="T12">(rSa)</text:span><text:span text:style-name="T2"> </text:span><text:span text:style-name="T12">et,</text:span><text:span text:style-name="T2"> </text:span><text:span text:style-name="T12">à</text:span><text:span text:style-name="T2"> </text:span><text:span text:style-name="T12">ce</text:span><text:span text:style-name="T2"> </text:span><text:span text:style-name="T12">titre,</text:span><text:span text:style-name="T2"> </text:span><text:span text:style-name="T12">vous</text:span><text:span text:style-name="T2"> </text:span><text:span text:style-name="T12">avez</text:span><text:span text:style-name="T2"> </text:span><text:span text:style-name="T12">des</text:span><text:span text:style-name="T2"> </text:span><text:span text:style-name="T12">droits</text:span><text:span text:style-name="T2"> </text:span><text:span text:style-name="T12">et</text:span><text:span text:style-name="T2"> </text:span><text:span text:style-name="T12">des</text:span><text:span text:style-name="T2"> </text:span><text:span text:style-name="T12">devoirs.</text:span></text:p>
      <text:p text:style-name="P11"/>
      <text:p text:style-name="P9"><text:tab/>En<text:span text:style-name="T1"> </text:span>vertu<text:span text:style-name="T1"> </text:span>de<text:span text:style-name="T1"> </text:span>la<text:span text:style-name="T1"> </text:span>loi<text:span text:style-name="T1"> </text:span>sur<text:span text:style-name="T1"> </text:span>le<text:span text:style-name="T1"> </text:span>rSa,<text:span text:style-name="T1"> </text:span>vous<text:span text:style-name="T1"> </text:span>pouvez<text:span text:style-name="T1"> </text:span>bénéficier<text:span text:style-name="T1"> </text:span>d'un<text:span text:style-name="T1"> </text:span>accompagnement<text:span text:style-name="T1"> </text:span>vous<text:span text:style-name="T1"> </text:span>permettant<text:span text:style-name="T1"> </text:span>d'être<text:span text:style-name="T1"> </text:span>aidé<text:span text:style-name="T1"> </text:span>dans<text:span text:style-name="T1"> </text:span>votre<text:span text:style-name="T1"> </text:span>parcours<text:span text:style-name="T1"> </text:span>d'insertion.<text:span text:style-name="T1"> </text:span>En<text:span text:style-name="T1"> </text:span>ce<text:span text:style-name="T1"> </text:span>sens<text:span text:style-name="T1"> </text:span>nous<text:span text:style-name="T1"> </text:span>vous<text:span text:style-name="T1"> </text:span>avons<text:span text:style-name="T1"> </text:span>envoyé<text:span text:style-name="T1"> </text:span>un<text:span text:style-name="T1"> </text:span>courrier<text:span text:style-name="T1"> </text:span>au<text:span text:style-name="T1"> </text:span>quel<text:span text:style-name="T1"> </text:span>était<text:span text:style-name="T1"> </text:span>joint<text:span text:style-name="T1"> </text:span>un<text:span text:style-name="T1"> </text:span>questionnaire.<text:span text:style-name="T1"> </text:span>Ce<text:span text:style-name="T1"> </text:span>dernier<text:span text:style-name="T1"> </text:span>devait<text:span text:style-name="T1"> </text:span>vous<text:span text:style-name="T1"> </text:span>permettre<text:span text:style-name="T1"> </text:span>de<text:span text:style-name="T1"> </text:span>choisir<text:span text:style-name="T1"> </text:span>l'organisme<text:span text:style-name="T1"> </text:span>qui<text:span text:style-name="T1"> </text:span>vous<text:span text:style-name="T1"> </text:span>semblait<text:span text:style-name="T1"> </text:span>le<text:span text:style-name="T1"> </text:span>plus<text:span text:style-name="T1"> </text:span>adapté<text:span text:style-name="T1"> </text:span>à<text:span text:style-name="T1"> </text:span>votre<text:span text:style-name="T1"> </text:span>situation,<text:span text:style-name="T1"> </text:span>soit<text:span text:style-name="T1"> </text:span>Pôle<text:span text:style-name="T1"> </text:span>Emploi,<text:span text:style-name="T1"> </text:span>soit<text:span text:style-name="T1"> </text:span>le<text:span text:style-name="T1"> </text:span>Conseil<text:span text:style-name="T1"> </text:span>Général.</text:p>
      <text:p text:style-name="P11"/>
      <text:p text:style-name="P11"><text:span text:style-name="T2"><text:s text:c="11"/></text:span><text:span text:style-name="T12">A</text:span><text:span text:style-name="T2"> </text:span><text:span text:style-name="T12">ce</text:span><text:span text:style-name="T2"> </text:span><text:span text:style-name="T12">jour,</text:span><text:span text:style-name="T2"> </text:span><text:span text:style-name="T12">conformément</text:span><text:span text:style-name="T2"> </text:span><text:span text:style-name="T12">à</text:span><text:span text:style-name="T2"> </text:span><text:span text:style-name="T12">votre</text:span><text:span text:style-name="T2"> </text:span><text:span text:style-name="T12">choix</text:span><text:span text:style-name="T2"> </text:span><text:span text:style-name="T12">nous</text:span><text:span text:style-name="T2"> </text:span><text:span text:style-name="T12">vous</text:span><text:span text:style-name="T2"> </text:span><text:span text:style-name="T12">informons</text:span><text:span text:style-name="T2"> </text:span><text:span text:style-name="T12">que</text:span><text:span text:style-name="T2"> </text:span><text:span text:style-name="T12">l'organisme</text:span><text:span text:style-name="T2"> </text:span><text:span text:style-name="T12">désigné</text:span><text:span text:style-name="T2"> </text:span><text:span text:style-name="T12">pour</text:span><text:span text:style-name="T2"> </text:span><text:span text:style-name="T12">votre</text:span><text:span text:style-name="T2"> </text:span><text:span text:style-name="T12">suivi</text:span><text:span text:style-name="T2"> </text:span><text:span text:style-name="T12">est</text:span><text:span text:style-name="T2"> </text:span><text:span text:style-name="T14"><text:s/></text:span><text:span text:style-name="T15">POLE</text:span><text:span text:style-name="T14"> </text:span><text:span text:style-name="T15">EMPLOI</text:span><text:span text:style-name="T14"> </text:span><text:span text:style-name="T12">et</text:span><text:span text:style-name="T2"> </text:span><text:span text:style-name="T12">qu'à</text:span><text:span text:style-name="T2"> </text:span><text:span text:style-name="T12">cet</text:span><text:span text:style-name="T2"> </text:span><text:span text:style-name="T12">effet,</text:span><text:span text:style-name="T2"> </text:span><text:span text:style-name="T12">vous</text:span><text:span text:style-name="T2"> </text:span><text:span text:style-name="T12">avez</text:span><text:span text:style-name="T2"> </text:span><text:span text:style-name="T12">l'obligation</text:span><text:span text:style-name="T2"> </text:span><text:span text:style-name="T12">de</text:span><text:span text:style-name="T2"> </text:span><text:span text:style-name="T12">vous</text:span><text:span text:style-name="T2"> </text:span><text:span text:style-name="T14"><text:s/></text:span><text:span text:style-name="T16">inscrire</text:span><text:span text:style-name="T17"> </text:span><text:span text:style-name="T16">à</text:span><text:span text:style-name="T17"> </text:span><text:span text:style-name="T16">Pôle</text:span><text:span text:style-name="T17"> </text:span><text:span text:style-name="T16">Emploi</text:span><text:span text:style-name="T17"> </text:span><text:span text:style-name="T12">dans</text:span><text:span text:style-name="T2"> </text:span><text:span text:style-name="T12">un</text:span><text:span text:style-name="T2"> </text:span><text:span text:style-name="T12">délai</text:span><text:span text:style-name="T2"> </text:span><text:span text:style-name="T12">d'</text:span><text:span text:style-name="T15">un</text:span><text:span text:style-name="T2"> </text:span><text:span text:style-name="T15">mois</text:span><text:span text:style-name="T14"> </text:span><text:span text:style-name="T12">:</text:span></text:p>
      <text:p text:style-name="P3"><text:span text:style-name="T2"><text:s text:c="40"/></text:span><text:span text:style-name="T12">en</text:span><text:span text:style-name="T2"> </text:span><text:span text:style-name="T12">composant</text:span><text:span text:style-name="T2"> </text:span><text:span text:style-name="T12">par</text:span><text:span text:style-name="T2"> </text:span><text:span text:style-name="T12">téléphone</text:span><text:span text:style-name="T2"> </text:span><text:span text:style-name="T12">le</text:span><text:span text:style-name="T2"> </text:span><text:span text:style-name="T15">3949</text:span></text:p>
      <text:p text:style-name="P3"><text:span text:style-name="T14"><text:s text:c="35"/></text:span><text:span text:style-name="T12">en</text:span><text:span text:style-name="T2"> </text:span><text:span text:style-name="T12">vous</text:span><text:span text:style-name="T2"> </text:span><text:span text:style-name="T12">connectant</text:span><text:span text:style-name="T2"> </text:span><text:span text:style-name="T12">sur</text:span><text:span text:style-name="T2"> </text:span><text:span text:style-name="T12">le</text:span><text:span text:style-name="T2"> </text:span><text:span text:style-name="T12">site</text:span><text:span text:style-name="T2"> </text:span><text:span text:style-name="T15">Pôle</text:span><text:span text:style-name="T14"> </text:span><text:span text:style-name="T15">emploi.fr</text:span></text:p>
      <text:p text:style-name="P2"/>
      <text:p text:style-name="P3"><text:span text:style-name="T13"><text:s text:c="14"/></text:span><text:span text:style-name="T17"><text:s text:c="2"/></text:span><text:span text:style-name="T16">Suite</text:span><text:span text:style-name="T17"> </text:span><text:span text:style-name="T16">à</text:span><text:span text:style-name="T17"> </text:span><text:span text:style-name="T16">votre</text:span><text:span text:style-name="T17"> </text:span><text:span text:style-name="T16">inscription</text:span><text:span text:style-name="T17"> </text:span><text:span text:style-name="T16">vous</text:span><text:span text:style-name="T17"> </text:span><text:span text:style-name="T16">devrez</text:span><text:span text:style-name="T17"> </text:span><text:span text:style-name="T16">vous</text:span><text:span text:style-name="T17"> </text:span><text:span text:style-name="T16">présenter</text:span><text:span text:style-name="T17"> </text:span><text:span text:style-name="T16">aux</text:span><text:span text:style-name="T17"> </text:span><text:span text:style-name="T16">différentes</text:span><text:span text:style-name="T17"> </text:span><text:span text:style-name="T16">convocations</text:span><text:span text:style-name="T17"> </text:span><text:span text:style-name="T16">et</text:span><text:span text:style-name="T17"> </text:span><text:span text:style-name="T16">respecter</text:span><text:span text:style-name="T17"> </text:span><text:span text:style-name="T16">votre</text:span><text:span text:style-name="T17"> </text:span><text:span text:style-name="T16">Projet</text:span><text:span text:style-name="T17"> </text:span><text:span text:style-name="T16">Personnalisé</text:span><text:span text:style-name="T17"> </text:span><text:span text:style-name="T16">d'Accompagnement</text:span><text:span text:style-name="T17"> </text:span><text:span text:style-name="T16">à</text:span><text:span text:style-name="T17"> </text:span><text:span text:style-name="T16">l'Emploi</text:span><text:span text:style-name="T17"> </text:span><text:span text:style-name="T16">(PPAE).</text:span><text:span text:style-name="T17"> </text:span><text:span text:style-name="T15">A</text:span><text:span text:style-name="T14"> </text:span><text:span text:style-name="T15">défaut,</text:span><text:span text:style-name="T14"> </text:span><text:span text:style-name="T15">cela</text:span><text:span text:style-name="T14"> </text:span><text:span text:style-name="T15">pourra</text:span><text:span text:style-name="T14"> </text:span><text:span text:style-name="T15">entraîner</text:span><text:span text:style-name="T14"> </text:span><text:span text:style-name="T15">la</text:span><text:span text:style-name="T14"> </text:span><text:span text:style-name="T15">suspension</text:span><text:span text:style-name="T14"> </text:span><text:span text:style-name="T15">du</text:span><text:span text:style-name="T14"> </text:span><text:span text:style-name="T15">versement</text:span><text:span text:style-name="T14"> </text:span><text:span text:style-name="T15">de</text:span><text:span text:style-name="T14"> </text:span><text:span text:style-name="T15">votre</text:span><text:span text:style-name="T14"> </text:span><text:span text:style-name="T15">allocation</text:span><text:span text:style-name="T14"> </text:span><text:span text:style-name="T15">rSa.</text:span></text:p>
      <text:p text:style-name="P4"><text:s text:c="34"/></text:p>
      <text:p text:style-name="P11"><text:tab/>Veuillez agréer, <text:span text:style-name="T7"><text:user-field-get text:name="personne_qual">qual</text:user-field-get></text:span>, l’expression de mes sincères salutations.<text:span text:style-name="T11"><text:tab/><text:tab/></text:span></text:p>
      <text:p text:style-name="P12"/>
      <text:p text:style-name="P12"/>
      <text:p text:style-name="P12"/>
      <text:p text:style-name="P13">Pour la Présidente du Conseil Général</text:p>
      <text:p text:style-name="P13">et par délégation,</text:p>
      <text:p text:style-name="P13"/>
      <text:p text:style-name="P13"/>
      <text:p text:style-name="P13">Le Directeur des Politiques Sociales</text:p>
      <text:p text:style-name="P13">Françoise IL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vertical-align="auto" style:writing-mode="lr-tb"/>
      <style:text-properties style:use-window-font-color="true" style:font-name="Times New Roman" fo:font-size="10pt" fo:language="fr" fo:country="FR" style:font-name-asian="Times New Roman" style:font-size-asian="10pt" style:language-asian="fr" style:country-asian="FR" style:font-name-complex="Times New Roman" style:font-size-complex="10pt" style:language-complex="fr" style:country-complex="FR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2pt" style:font-size-complex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/>
    <style:style style:name="Répertoire" style:family="paragraph" style:parent-style-name="Standard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>
      <style:paragraph-properties fo:margin-left="0cm" fo:margin-right="0cm" fo:text-align="center" style:justify-single-word="false" fo:text-indent="0cm" style:auto-text-indent="false" fo:padding-left="0.141cm" fo:padding-right="0.141cm" fo:padding-top="0.035cm" fo:padding-bottom="0.035cm" fo:border="0.11pt solid #000000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left="0cm" fo:margin-right="0cm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left="1.884cm" fo:margin-right="0cm" fo:text-indent="0cm" style:auto-text-indent="false" fo:keep-with-next="always"/>
      <style:text-properties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>
      <style:paragraph-properties fo:margin-left="0cm" fo:margin-right="0cm" fo:text-align="center" style:justify-single-word="false" fo:text-indent="0cm" style:auto-text-indent="false" fo:keep-with-next="always"/>
      <style:text-properties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>
      <style:paragraph-properties fo:margin-left="3.747cm" fo:margin-right="0cm" fo:text-indent="0cm" style:auto-text-indent="false" fo:keep-with-next="always"/>
      <style:text-properties fo:font-size="12pt" style:font-size-asian="12pt" style:font-size-complex="12pt"/>
    </style:style>
    <style:style style:name="heading_20_7" style:display-name="heading 7" style:family="paragraph" style:parent-style-name="Standard" style:next-style-name="Standard" style:default-outline-level="7">
      <style:paragraph-properties fo:margin-left="8.742cm" fo:margin-right="0cm" fo:text-indent="0cm" style:auto-text-indent="false" fo:keep-with-next="always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>
      <style:paragraph-properties fo:margin-left="0cm" fo:margin-right="0cm" fo:text-indent="0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9" style:display-name="heading 9" style:family="paragraph" style:parent-style-name="Standard" style:next-style-name="Standard" style:default-outline-level="9">
      <style:paragraph-properties fo:margin-left="0cm" fo:margin-right="0cm" fo:text-align="center" style:justify-single-word="false" fo:text-indent="0cm" style:auto-text-indent="false" fo:padding-left="0.141cm" fo:padding-right="0.141cm" fo:padding-top="0.035cm" fo:padding-bottom="0.035cm" fo:border="0.11pt solid #000000" fo:keep-with-next="always"/>
      <style:text-properties style:font-name="Comic Sans MS" fo:font-size="14pt" fo:font-style="italic" fo:font-weight="bold" style:font-name-asian="Comic Sans MS" style:font-size-asian="14pt" style:font-style-asian="italic" style:font-weight-asian="bold" style:font-name-complex="Comic Sans MS" style:font-size-complex="14pt" style:font-style-complex="italic" style:font-weight-complex="bold"/>
    </style:style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header" style:family="paragraph" style:parent-style-name="Standard">
      <style:paragraph-properties>
        <style:tab-stops>
          <style:tab-stop style:position="8.751cm" style:type="center"/>
          <style:tab-stop style:position="17.503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.501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Body_20_Text_20_Indent_20_2" style:display-name="Body Text Indent 2" style:family="paragraph" style:parent-style-name="Standard">
      <style:paragraph-properties fo:margin-left="1.372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name-asian="Tahoma" style:font-size-asian="8pt" style:font-name-complex="Tahoma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3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1" style:font-name-complex="Symbol1"/>
    </style:style>
    <style:style style:name="WW-Absatz-Standardschriftart11111111111111111111" style:family="text"/>
    <style:style style:name="WW8Num1z0" style:family="text">
      <style:text-properties style:font-name="Times New Roman" style:font-name-complex="Symbol1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1" style:font-name-complex="Symbol1"/>
    </style:style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-Absatz-Standardschriftart111111111111111111111111" style:family="text"/>
    <style:style style:name="RTF_5f_Num_20_2_20_1" style:display-name="RTF_Num 2 1" style:family="text">
      <style:text-properties style:font-name="Symbol1" style:font-name-asian="Symbol1" style:font-name-complex="Symbol1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1" style:font-name-asian="Symbol1" style:font-name-complex="Symbol1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1" style:font-name-asian="Symbol1" style:font-name-complex="Symbol1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RTF_5f_Num_20_3_20_1" style:display-name="RTF_Num 3 1" style:family="text">
      <style:text-properties style:font-name="Symbol1" style:font-name-asian="Symbol1" style:font-name-complex="Symbol1"/>
    </style:style>
    <style:style style:name="RTF_5f_Num_20_4_20_1" style:display-name="RTF_Num 4 1" style:family="text"/>
    <style:style style:name="RTF_5f_Num_20_5_20_1" style:display-name="RTF_Num 5 1" style:family="text"/>
    <style:style style:name="RTF_5f_Num_20_6_20_1" style:display-name="RTF_Num 6 1" style:family="text"/>
    <style:style style:name="RTF_5f_Num_20_7_20_1" style:display-name="RTF_Num 7 1" style:family="text"/>
    <style:style style:name="RTF_5f_Num_20_8_20_1" style:display-name="RTF_Num 8 1" style:family="text"/>
    <style:style style:name="RTF_5f_Num_20_9_20_1" style:display-name="RTF_Num 9 1" style:family="text"/>
    <style:style style:name="RTF_5f_Num_20_10_20_1" style:display-name="RTF_Num 10 1" style:family="text"/>
    <style:style style:name="RTF_5f_Num_20_10_20_2" style:display-name="RTF_Num 10 2" style:family="text">
      <style:text-properties style:font-name="Courier New" style:font-name-asian="Courier New" style:font-name-complex="Courier New"/>
    </style:style>
    <style:style style:name="RTF_5f_Num_20_10_20_3" style:display-name="RTF_Num 10 3" style:family="text">
      <style:text-properties style:font-name="Wingdings" style:font-name-asian="Wingdings" style:font-name-complex="Wingdings"/>
    </style:style>
    <style:style style:name="RTF_5f_Num_20_10_20_4" style:display-name="RTF_Num 10 4" style:family="text">
      <style:text-properties style:font-name="Symbol1" style:font-name-asian="Symbol1" style:font-name-complex="Symbol1"/>
    </style:style>
    <style:style style:name="RTF_5f_Num_20_10_20_5" style:display-name="RTF_Num 10 5" style:family="text">
      <style:text-properties style:font-name="Courier New" style:font-name-asian="Courier New" style:font-name-complex="Courier New"/>
    </style:style>
    <style:style style:name="RTF_5f_Num_20_10_20_6" style:display-name="RTF_Num 10 6" style:family="text">
      <style:text-properties style:font-name="Wingdings" style:font-name-asian="Wingdings" style:font-name-complex="Wingdings"/>
    </style:style>
    <style:style style:name="RTF_5f_Num_20_10_20_7" style:display-name="RTF_Num 10 7" style:family="text">
      <style:text-properties style:font-name="Symbol1" style:font-name-asian="Symbol1" style:font-name-complex="Symbol1"/>
    </style:style>
    <style:style style:name="RTF_5f_Num_20_10_20_8" style:display-name="RTF_Num 10 8" style:family="text">
      <style:text-properties style:font-name="Courier New" style:font-name-asian="Courier New" style:font-name-complex="Courier New"/>
    </style:style>
    <style:style style:name="RTF_5f_Num_20_10_20_9" style:display-name="RTF_Num 10 9" style:family="text">
      <style:text-properties style:font-name="Wingdings" style:font-name-asian="Wingdings" style:font-name-complex="Wingdings"/>
    </style:style>
    <style:style style:name="RTF_5f_Num_20_11_20_1" style:display-name="RTF_Num 11 1" style:family="text"/>
    <style:style style:name="RTF_5f_Num_20_12_20_1" style:display-name="RTF_Num 12 1" style:family="text"/>
    <style:style style:name="RTF_5f_Num_20_13_20_1" style:display-name="RTF_Num 13 1" style:family="text"/>
    <style:style style:name="RTF_5f_Num_20_14_20_1" style:display-name="RTF_Num 14 1" style:family="text">
      <style:text-properties style:font-name="Symbol1" style:font-name-asian="Symbol1" style:font-name-complex="Symbol1"/>
    </style:style>
    <style:style style:name="RTF_5f_Num_20_15_20_1" style:display-name="RTF_Num 15 1" style:family="text"/>
    <style:style style:name="RTF_5f_Num_20_16_20_1" style:display-name="RTF_Num 16 1" style:family="text"/>
    <style:style style:name="RTF_5f_Num_20_17_20_1" style:display-name="RTF_Num 17 1" style:family="text">
      <style:text-properties fo:font-size="10pt" style:font-size-asian="10pt" style:font-size-complex="10pt"/>
    </style:style>
    <style:style style:name="RTF_5f_Num_20_18_20_1" style:display-name="RTF_Num 18 1" style:family="text">
      <style:text-properties style:font-name="Symbol1" style:font-name-asian="Symbol1" style:font-name-complex="Symbol1"/>
    </style:style>
    <style:style style:name="RTF_5f_Num_20_19_20_1" style:display-name="RTF_Num 19 1" style:family="text"/>
    <style:style style:name="RTF_5f_Num_20_19_20_2" style:display-name="RTF_Num 19 2" style:family="text">
      <style:text-properties style:font-name="Courier New" style:font-name-asian="Courier New" style:font-name-complex="Courier New"/>
    </style:style>
    <style:style style:name="RTF_5f_Num_20_19_20_3" style:display-name="RTF_Num 19 3" style:family="text">
      <style:text-properties style:font-name="Wingdings" style:font-name-asian="Wingdings" style:font-name-complex="Wingdings"/>
    </style:style>
    <style:style style:name="RTF_5f_Num_20_19_20_4" style:display-name="RTF_Num 19 4" style:family="text">
      <style:text-properties style:font-name="Symbol1" style:font-name-asian="Symbol1" style:font-name-complex="Symbol1"/>
    </style:style>
    <style:style style:name="RTF_5f_Num_20_19_20_5" style:display-name="RTF_Num 19 5" style:family="text">
      <style:text-properties style:font-name="Courier New" style:font-name-asian="Courier New" style:font-name-complex="Courier New"/>
    </style:style>
    <style:style style:name="RTF_5f_Num_20_19_20_6" style:display-name="RTF_Num 19 6" style:family="text">
      <style:text-properties style:font-name="Wingdings" style:font-name-asian="Wingdings" style:font-name-complex="Wingdings"/>
    </style:style>
    <style:style style:name="RTF_5f_Num_20_19_20_7" style:display-name="RTF_Num 19 7" style:family="text">
      <style:text-properties style:font-name="Symbol1" style:font-name-asian="Symbol1" style:font-name-complex="Symbol1"/>
    </style:style>
    <style:style style:name="RTF_5f_Num_20_19_20_8" style:display-name="RTF_Num 19 8" style:family="text">
      <style:text-properties style:font-name="Courier New" style:font-name-asian="Courier New" style:font-name-complex="Courier New"/>
    </style:style>
    <style:style style:name="RTF_5f_Num_20_19_20_9" style:display-name="RTF_Num 19 9" style:family="text">
      <style:text-properties style:font-name="Wingdings" style:font-name-asian="Wingdings" style:font-name-complex="Wingdings"/>
    </style:style>
    <style:style style:name="RTF_5f_Num_20_20_20_1" style:display-name="RTF_Num 20 1" style:family="text"/>
    <style:style style:name="RTF_5f_Num_20_21_20_1" style:display-name="RTF_Num 21 1" style:family="text"/>
    <style:style style:name="RTF_5f_Num_20_21_20_2" style:display-name="RTF_Num 21 2" style:family="text">
      <style:text-properties style:font-name="Courier New" style:font-name-asian="Courier New" style:font-name-complex="Courier New"/>
    </style:style>
    <style:style style:name="RTF_5f_Num_20_21_20_3" style:display-name="RTF_Num 21 3" style:family="text">
      <style:text-properties style:font-name="Wingdings" style:font-name-asian="Wingdings" style:font-name-complex="Wingdings"/>
    </style:style>
    <style:style style:name="RTF_5f_Num_20_21_20_4" style:display-name="RTF_Num 21 4" style:family="text">
      <style:text-properties style:font-name="Symbol1" style:font-name-asian="Symbol1" style:font-name-complex="Symbol1"/>
    </style:style>
    <style:style style:name="RTF_5f_Num_20_21_20_5" style:display-name="RTF_Num 21 5" style:family="text">
      <style:text-properties style:font-name="Courier New" style:font-name-asian="Courier New" style:font-name-complex="Courier New"/>
    </style:style>
    <style:style style:name="RTF_5f_Num_20_21_20_6" style:display-name="RTF_Num 21 6" style:family="text">
      <style:text-properties style:font-name="Wingdings" style:font-name-asian="Wingdings" style:font-name-complex="Wingdings"/>
    </style:style>
    <style:style style:name="RTF_5f_Num_20_21_20_7" style:display-name="RTF_Num 21 7" style:family="text">
      <style:text-properties style:font-name="Symbol1" style:font-name-asian="Symbol1" style:font-name-complex="Symbol1"/>
    </style:style>
    <style:style style:name="RTF_5f_Num_20_21_20_8" style:display-name="RTF_Num 21 8" style:family="text">
      <style:text-properties style:font-name="Courier New" style:font-name-asian="Courier New" style:font-name-complex="Courier New"/>
    </style:style>
    <style:style style:name="RTF_5f_Num_20_21_20_9" style:display-name="RTF_Num 21 9" style:family="text">
      <style:text-properties style:font-name="Wingdings" style:font-name-asian="Wingdings" style:font-name-complex="Wingdings"/>
    </style:style>
    <style:style style:name="RTF_5f_Num_20_22_20_1" style:display-name="RTF_Num 22 1" style:family="text"/>
    <style:style style:name="RTF_5f_Num_20_23_20_1" style:display-name="RTF_Num 23 1" style:family="text"/>
    <style:style style:name="RTF_5f_Num_20_24_20_1" style:display-name="RTF_Num 24 1" style:family="text">
      <style:text-properties style:font-name="Symbol1" style:font-name-asian="Symbol1" style:font-name-complex="Symbol1"/>
    </style:style>
    <style:style style:name="RTF_5f_Num_20_25_20_1" style:display-name="RTF_Num 25 1" style:family="text">
      <style:text-properties style:font-name="Symbol1" style:font-name-asian="Symbol1" style:font-name-complex="Symbol1"/>
    </style:style>
    <style:style style:name="RTF_5f_Num_20_26_20_1" style:display-name="RTF_Num 26 1" style:family="text"/>
    <style:style style:name="RTF_5f_Num_20_27_20_1" style:display-name="RTF_Num 27 1" style:family="text"/>
    <style:style style:name="RTF_5f_Num_20_28_20_1" style:display-name="RTF_Num 28 1" style:family="text">
      <style:text-properties style:font-name="Symbol1" style:font-name-asian="Symbol1" style:font-name-complex="Symbol1"/>
    </style:style>
    <style:style style:name="RTF_5f_Num_20_29_20_1" style:display-name="RTF_Num 29 1" style:family="text">
      <style:text-properties style:font-name="Symbol1" style:font-name-asian="Symbol1" style:font-name-complex="Symbol1"/>
    </style:style>
    <style:style style:name="RTF_5f_Num_20_30_20_1" style:display-name="RTF_Num 30 1" style:family="text">
      <style:text-properties style:font-name="Symbol1" style:font-name-asian="Symbol1" style:font-name-complex="Symbol1"/>
    </style:style>
    <style:style style:name="RTF_5f_Num_20_31_20_1" style:display-name="RTF_Num 31 1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0.035cm" fo:margin-bottom="1.251cm" fo:margin-left="2cm" fo:margin-right="1.49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i vous contestez cette décizion, vous disposez d’un délai de 2 mois à compter de la date de réception de cette notification pour formuler un recours gracieux par courrier adressé au Président du Conseil Général Mission rSa <text:s/>25, rue petite la Monnaie, 66000 Perpignan Cedex.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09-12-09T09:04:00</meta:print-date>
    <meta:editing-duration>PT2H27M24S</meta:editing-duration>
    <dc:date>2012-08-28T13:55:11.36</dc:date>
    <dc:creator>Christophe DANOT</dc:creator>
    <meta:generator>LibreOffice/3.4$Win32 LibreOffice_project/340m1$Build-502</meta:generator>
    <meta:editing-cycles>8</meta:editing-cycles>
    <meta:document-statistic meta:table-count="1" meta:image-count="0" meta:object-count="0" meta:page-count="1" meta:paragraph-count="29" meta:word-count="279" meta:character-count="1947" meta:non-whitespace-character-count="1503"/>
    <meta:user-defined meta:name="Info 1"/>
    <meta:user-defined meta:name="Info 2"/>
    <meta:user-defined meta:name="Info 3"/>
    <meta:user-defined meta:name="Info 4"/>
  </office:meta>
</office:document-meta>
</file>